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91">
            <text:p>GIN-13391</text:p>
          </table:table-cell>
          <table:table-cell office:value-type="float" office:value="64.65">
            <text:p>64.65</text:p>
          </table:table-cell>
          <table:table-cell office:value-type="float" office:value="40.07">
            <text:p>40.07</text:p>
          </table:table-cell>
          <table:table-cell office:value-type="float" office:value="2570.0">
            <text:p>257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8999999999999997">
            <text:p>-0.08999999999999997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6">
            <text:p>GIN-14656</text:p>
          </table:table-cell>
          <table:table-cell office:value-type="float" office:value="64.88">
            <text:p>64.88</text:p>
          </table:table-cell>
          <table:table-cell office:value-type="float" office:value="40.29">
            <text:p>40.29</text:p>
          </table:table-cell>
          <table:table-cell office:value-type="float" office:value="1410.0">
            <text:p>1410.0</text:p>
          </table:table-cell>
          <table:table-cell office:value-type="float" office:value="156.07">
            <text:p>156.07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5">
            <text:p>GIN-14655</text:p>
          </table:table-cell>
          <table:table-cell office:value-type="float" office:value="64.88">
            <text:p>64.88</text:p>
          </table:table-cell>
          <table:table-cell office:value-type="float" office:value="40.31">
            <text:p>40.31</text:p>
          </table:table-cell>
          <table:table-cell office:value-type="float" office:value="2160.0">
            <text:p>216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8">
            <text:p>GIN-14658</text:p>
          </table:table-cell>
          <table:table-cell office:value-type="float" office:value="64.78">
            <text:p>64.78</text:p>
          </table:table-cell>
          <table:table-cell office:value-type="float" office:value="40.44">
            <text:p>40.44</text:p>
          </table:table-cell>
          <table:table-cell office:value-type="float" office:value="2260.0">
            <text:p>2260.0</text:p>
          </table:table-cell>
          <table:table-cell office:value-type="float" office:value="148.18">
            <text:p>148.1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7">
            <text:p>GIN-14657</text:p>
          </table:table-cell>
          <table:table-cell office:value-type="float" office:value="64.78">
            <text:p>64.78</text:p>
          </table:table-cell>
          <table:table-cell office:value-type="float" office:value="40.44">
            <text:p>40.44</text:p>
          </table:table-cell>
          <table:table-cell office:value-type="float" office:value="1550.0">
            <text:p>155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014999999999998">
            <text:p>-1.2014999999999998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8">
            <text:p>GIN-13368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2450.0">
            <text:p>2450.0</text:p>
          </table:table-cell>
          <table:table-cell office:value-type="float" office:value="148.18">
            <text:p>148.18</text:p>
          </table:table-cell>
          <table:table-cell office:value-type="string" office:value="Sphagnum peat">
            <text:p>Sphagnu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685">
            <text:p>1.685</text:p>
          </table:table-cell>
          <table:table-cell office:value-type="float" office:value="2.500679299710381">
            <text:p>2.500679299710381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Tin-125">
            <text:p>Tin-125</text:p>
          </table:table-cell>
          <table:table-cell office:value-type="float" office:value="64.54">
            <text:p>64.54</text:p>
          </table:table-cell>
          <table:table-cell office:value-type="float" office:value="40.54">
            <text:p>40.54</text:p>
          </table:table-cell>
          <table:table-cell office:value-type="float" office:value="8370.0">
            <text:p>8370.0</text:p>
          </table:table-cell>
          <table:table-cell office:value-type="float" office:value="171.63">
            <text:p>171.63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7.7">
            <text:p>-17.7</text:p>
          </table:table-cell>
          <table:table-cell office:value-type="float" office:value="1.0646788248105623">
            <text:p>1.0646788248105623</text:p>
          </table:table-cell>
          <table:table-cell office:value-type="float" office:value="1.0041040782707737">
            <text:p>1.0041040782707737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6">
            <text:p>GIN-13366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1080.0">
            <text:p>108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4700000000000002">
            <text:p>1.4700000000000002</text:p>
          </table:table-cell>
          <table:table-cell office:value-type="float" office:value="2.500039999680005">
            <text:p>2.500039999680005</text:p>
          </table:table-cell>
          <table:table-cell office:value-type="float" office:value="2.500039999680005">
            <text:p>2.50003999968000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7">
            <text:p>GIN-13367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1950.0">
            <text:p>195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945">
            <text:p>1.945</text:p>
          </table:table-cell>
          <table:table-cell office:value-type="float" office:value="2.5000249998750013">
            <text:p>2.5000249998750013</text:p>
          </table:table-cell>
          <table:table-cell office:value-type="float" office:value="2.5000249998750013">
            <text:p>2.5000249998750013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81">
            <text:p>GIN-13381</text:p>
          </table:table-cell>
          <table:table-cell office:value-type="float" office:value="64.51">
            <text:p>64.51</text:p>
          </table:table-cell>
          <table:table-cell office:value-type="float" office:value="39.97">
            <text:p>39.97</text:p>
          </table:table-cell>
          <table:table-cell office:value-type="float" office:value="4570.0">
            <text:p>4570.0</text:p>
          </table:table-cell>
          <table:table-cell office:value-type="float" office:value="142.68">
            <text:p>142.6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9">
            <text:p>GIN-13369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2800.0">
            <text:p>2800.0</text:p>
          </table:table-cell>
          <table:table-cell office:value-type="float" office:value="160.81">
            <text:p>160.81</text:p>
          </table:table-cell>
          <table:table-cell office:value-type="string" office:value="Sphagnum peat">
            <text:p>Sphagnu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2.5007446890876324">
            <text:p>2.5007446890876324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9kp">
            <text:p>GIN-13369kp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2690.0">
            <text:p>2690.0</text:p>
          </table:table-cell>
          <table:table-cell office:value-type="float" office:value="160.81">
            <text:p>160.81</text:p>
          </table:table-cell>
          <table:table-cell office:value-type="string" office:value="Sphagnum peat">
            <text:p>Sphagnu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2.5007446890876324">
            <text:p>2.5007446890876324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72">
            <text:p>GIN-13372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3200.0">
            <text:p>3200.0</text:p>
          </table:table-cell>
          <table:table-cell office:value-type="float" office:value="145.11">
            <text:p>145.11</text:p>
          </table:table-cell>
          <table:table-cell office:value-type="string" office:value="Sphagnum with green mosses peat">
            <text:p>Sphagnum with green mosse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3">
            <text:p>1.3</text:p>
          </table:table-cell>
          <table:table-cell office:value-type="float" office:value="2.500402825546316">
            <text:p>2.500402825546316</text:p>
          </table:table-cell>
          <table:table-cell office:value-type="float" office:value="2.500044999595007">
            <text:p>2.50004499959500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76">
            <text:p>GIN-13376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6400.0">
            <text:p>6400.0</text:p>
          </table:table-cell>
          <table:table-cell office:value-type="float" office:value="142.68">
            <text:p>142.68</text:p>
          </table:table-cell>
          <table:table-cell office:value-type="string" office:value="Phragmites-repleted lagoon deposits with saltish water diatoms">
            <text:p>Phragmites-repleted lagoon deposits with saltish water diato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2.5005399416925935">
            <text:p>2.5005399416925935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74">
            <text:p>GIN-13374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3880.0">
            <text:p>3880.0</text:p>
          </table:table-cell>
          <table:table-cell office:value-type="float" office:value="145.11">
            <text:p>145.11</text:p>
          </table:table-cell>
          <table:table-cell office:value-type="string" office:value="Phragmites-birch loamy peat with saltish water diatoms">
            <text:p>Phragmites-birch loamy peat with saltish water diato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994882587277364">
            <text:p>2.8994882587277364</text:p>
          </table:table-cell>
          <table:table-cell office:value-type="float" office:value="2.8990255125645237">
            <text:p>2.899025512564523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75">
            <text:p>GIN-13375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5410.0">
            <text:p>5410.0</text:p>
          </table:table-cell>
          <table:table-cell office:value-type="float" office:value="142.68">
            <text:p>142.68</text:p>
          </table:table-cell>
          <table:table-cell office:value-type="string" office:value="Phragmites loamy peat (lagoon deposits)">
            <text:p>Phragmites loamy peat (lagoon deposit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24">
            <text:p>-1.24</text:p>
          </table:table-cell>
          <table:table-cell office:value-type="float" office:value="2.5013794274359897">
            <text:p>2.5013794274359897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4a">
            <text:p>GIN-14654a</text:p>
          </table:table-cell>
          <table:table-cell office:value-type="float" office:value="64.97">
            <text:p>64.97</text:p>
          </table:table-cell>
          <table:table-cell office:value-type="float" office:value="40.22">
            <text:p>40.22</text:p>
          </table:table-cell>
          <table:table-cell office:value-type="float" office:value="1960.0">
            <text:p>1960.0</text:p>
          </table:table-cell>
          <table:table-cell office:value-type="float" office:value="148.18">
            <text:p>148.1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5000000000000002">
            <text:p>-0.15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Tin-126">
            <text:p>Tin-126</text:p>
          </table:table-cell>
          <table:table-cell office:value-type="float" office:value="64.54">
            <text:p>64.54</text:p>
          </table:table-cell>
          <table:table-cell office:value-type="float" office:value="40.53">
            <text:p>40.53</text:p>
          </table:table-cell>
          <table:table-cell office:value-type="float" office:value="9115.0">
            <text:p>9115.0</text:p>
          </table:table-cell>
          <table:table-cell office:value-type="float" office:value="171.63">
            <text:p>171.63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7.7">
            <text:p>-17.7</text:p>
          </table:table-cell>
          <table:table-cell office:value-type="float" office:value="1.0646788248105623">
            <text:p>1.0646788248105623</text:p>
          </table:table-cell>
          <table:table-cell office:value-type="float" office:value="1.0041040782707737">
            <text:p>1.0041040782707737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3">
            <text:p>GIN-14653</text:p>
          </table:table-cell>
          <table:table-cell office:value-type="float" office:value="64.99">
            <text:p>64.99</text:p>
          </table:table-cell>
          <table:table-cell office:value-type="float" office:value="40.34">
            <text:p>40.34</text:p>
          </table:table-cell>
          <table:table-cell office:value-type="float" office:value="1570.0">
            <text:p>157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6999999999999995">
            <text:p>-0.06999999999999995</text:p>
          </table:table-cell>
          <table:table-cell office:value-type="float" office:value="2.8986460498826">
            <text:p>2.8986460498826</text:p>
          </table:table-cell>
          <table:table-cell office:value-type="float" office:value="2.8986460498826">
            <text:p>2.898646049882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92">
            <text:p>GIN-13392</text:p>
          </table:table-cell>
          <table:table-cell office:value-type="float" office:value="64.66">
            <text:p>64.66</text:p>
          </table:table-cell>
          <table:table-cell office:value-type="float" office:value="39.98">
            <text:p>39.98</text:p>
          </table:table-cell>
          <table:table-cell office:value-type="float" office:value="2030.0">
            <text:p>203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15">
            <text:p>-1.31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1">
            <text:p>GIN-14651</text:p>
          </table:table-cell>
          <table:table-cell office:value-type="float" office:value="64.9">
            <text:p>64.9</text:p>
          </table:table-cell>
          <table:table-cell office:value-type="float" office:value="40.25">
            <text:p>40.25</text:p>
          </table:table-cell>
          <table:table-cell office:value-type="float" office:value="1400.0">
            <text:p>1400.0</text:p>
          </table:table-cell>
          <table:table-cell office:value-type="float" office:value="166.01">
            <text:p>166.0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000000000000002">
            <text:p>1.2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7">
            <text:p>GIN-14157</text:p>
          </table:table-cell>
          <table:table-cell office:value-type="float" office:value="64.48">
            <text:p>64.48</text:p>
          </table:table-cell>
          <table:table-cell office:value-type="float" office:value="39.59">
            <text:p>39.59</text:p>
          </table:table-cell>
          <table:table-cell office:value-type="float" office:value="4870.0">
            <text:p>487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4.45">
            <text:p>24.45</text:p>
          </table:table-cell>
          <table:table-cell office:value-type="float" office:value="2.512986271351278">
            <text:p>2.512986271351278</text:p>
          </table:table-cell>
          <table:table-cell office:value-type="float" office:value="2.512986271351278">
            <text:p>2.51298627135127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8">
            <text:p>GIN-14158</text:p>
          </table:table-cell>
          <table:table-cell office:value-type="float" office:value="64.47">
            <text:p>64.47</text:p>
          </table:table-cell>
          <table:table-cell office:value-type="float" office:value="39.65">
            <text:p>39.65</text:p>
          </table:table-cell>
          <table:table-cell office:value-type="float" office:value="9070.0">
            <text:p>9070.0</text:p>
          </table:table-cell>
          <table:table-cell office:value-type="float" office:value="151.85">
            <text:p>151.85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65">
            <text:p>10.65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9">
            <text:p>GIN-14159</text:p>
          </table:table-cell>
          <table:table-cell office:value-type="float" office:value="64.52">
            <text:p>64.52</text:p>
          </table:table-cell>
          <table:table-cell office:value-type="float" office:value="40.07">
            <text:p>40.07</text:p>
          </table:table-cell>
          <table:table-cell office:value-type="float" office:value="4950.0">
            <text:p>4950.0</text:p>
          </table:table-cell>
          <table:table-cell office:value-type="float" office:value="148.18">
            <text:p>148.1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000000000000001">
            <text:p>0.6000000000000001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0">
            <text:p>GIN-14160</text:p>
          </table:table-cell>
          <table:table-cell office:value-type="float" office:value="64.54">
            <text:p>64.54</text:p>
          </table:table-cell>
          <table:table-cell office:value-type="float" office:value="39.53">
            <text:p>39.53</text:p>
          </table:table-cell>
          <table:table-cell office:value-type="float" office:value="4360.0">
            <text:p>436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2.9097678468393315">
            <text:p>2.9097678468393315</text:p>
          </table:table-cell>
          <table:table-cell office:value-type="float" office:value="2.9097678468393315">
            <text:p>2.909767846839331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1">
            <text:p>GIN-14161</text:p>
          </table:table-cell>
          <table:table-cell office:value-type="float" office:value="64.52">
            <text:p>64.52</text:p>
          </table:table-cell>
          <table:table-cell office:value-type="float" office:value="39.64">
            <text:p>39.64</text:p>
          </table:table-cell>
          <table:table-cell office:value-type="float" office:value="1760.0">
            <text:p>1760.0</text:p>
          </table:table-cell>
          <table:table-cell office:value-type="float" office:value="156.07">
            <text:p>156.0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5">
            <text:p>0.2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5">
            <text:p>GIN-14165</text:p>
          </table:table-cell>
          <table:table-cell office:value-type="float" office:value="64.65">
            <text:p>64.65</text:p>
          </table:table-cell>
          <table:table-cell office:value-type="float" office:value="40.33">
            <text:p>40.33</text:p>
          </table:table-cell>
          <table:table-cell office:value-type="float" office:value="9030.0">
            <text:p>9030.0</text:p>
          </table:table-cell>
          <table:table-cell office:value-type="float" office:value="156.07">
            <text:p>156.07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6">
            <text:p>GIN-14156</text:p>
          </table:table-cell>
          <table:table-cell office:value-type="float" office:value="64.5">
            <text:p>64.5</text:p>
          </table:table-cell>
          <table:table-cell office:value-type="float" office:value="39.65">
            <text:p>39.65</text:p>
          </table:table-cell>
          <table:table-cell office:value-type="float" office:value="3490.0">
            <text:p>3490.0</text:p>
          </table:table-cell>
          <table:table-cell office:value-type="float" office:value="145.11">
            <text:p>145.11</text:p>
          </table:table-cell>
          <table:table-cell office:value-type="string" office:value="Sphagnum peat">
            <text:p>Sphagnu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7">
            <text:p>GIN-14167</text:p>
          </table:table-cell>
          <table:table-cell office:value-type="float" office:value="64.64">
            <text:p>64.64</text:p>
          </table:table-cell>
          <table:table-cell office:value-type="float" office:value="40.33">
            <text:p>40.33</text:p>
          </table:table-cell>
          <table:table-cell office:value-type="float" office:value="6920.0">
            <text:p>692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9">
            <text:p>GIN-14169</text:p>
          </table:table-cell>
          <table:table-cell office:value-type="float" office:value="64.64">
            <text:p>64.64</text:p>
          </table:table-cell>
          <table:table-cell office:value-type="float" office:value="40.33">
            <text:p>40.33</text:p>
          </table:table-cell>
          <table:table-cell office:value-type="float" office:value="5440.0">
            <text:p>5440.0</text:p>
          </table:table-cell>
          <table:table-cell office:value-type="float" office:value="145.11">
            <text:p>145.11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899999999999999">
            <text:p>0.3899999999999999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70">
            <text:p>GIN-14170</text:p>
          </table:table-cell>
          <table:table-cell office:value-type="float" office:value="64.64">
            <text:p>64.64</text:p>
          </table:table-cell>
          <table:table-cell office:value-type="float" office:value="40.33">
            <text:p>40.33</text:p>
          </table:table-cell>
          <table:table-cell office:value-type="float" office:value="6200.0">
            <text:p>6200.0</text:p>
          </table:table-cell>
          <table:table-cell office:value-type="float" office:value="145.11">
            <text:p>145.11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71">
            <text:p>GIN-14171</text:p>
          </table:table-cell>
          <table:table-cell office:value-type="float" office:value="64.64">
            <text:p>64.64</text:p>
          </table:table-cell>
          <table:table-cell office:value-type="float" office:value="40.32">
            <text:p>40.32</text:p>
          </table:table-cell>
          <table:table-cell office:value-type="float" office:value="3010.0">
            <text:p>3010.0</text:p>
          </table:table-cell>
          <table:table-cell office:value-type="float" office:value="160.81">
            <text:p>160.8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7">
            <text:p>-1.07</text:p>
          </table:table-cell>
          <table:table-cell office:value-type="float" office:value="2.9147368959307456">
            <text:p>2.9147368959307456</text:p>
          </table:table-cell>
          <table:table-cell office:value-type="float" office:value="2.9147368959307456">
            <text:p>2.914736895930745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72">
            <text:p>GIN-14172</text:p>
          </table:table-cell>
          <table:table-cell office:value-type="float" office:value="64.64">
            <text:p>64.64</text:p>
          </table:table-cell>
          <table:table-cell office:value-type="float" office:value="40.32">
            <text:p>40.32</text:p>
          </table:table-cell>
          <table:table-cell office:value-type="float" office:value="3030.0">
            <text:p>3030.0</text:p>
          </table:table-cell>
          <table:table-cell office:value-type="float" office:value="151.85">
            <text:p>151.85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515">
            <text:p>-0.7515</text:p>
          </table:table-cell>
          <table:table-cell office:value-type="float" office:value="3.2233793602367062">
            <text:p>3.2233793602367062</text:p>
          </table:table-cell>
          <table:table-cell office:value-type="float" office:value="3.2233793602367062">
            <text:p>3.2233793602367062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2">
            <text:p>GIN-14652</text:p>
          </table:table-cell>
          <table:table-cell office:value-type="float" office:value="64.96">
            <text:p>64.96</text:p>
          </table:table-cell>
          <table:table-cell office:value-type="float" office:value="40.22">
            <text:p>40.22</text:p>
          </table:table-cell>
          <table:table-cell office:value-type="float" office:value="4270.0">
            <text:p>4270.0</text:p>
          </table:table-cell>
          <table:table-cell office:value-type="float" office:value="197.63">
            <text:p>197.63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3">
            <text:p>GIN-14253</text:p>
          </table:table-cell>
          <table:table-cell office:value-type="float" office:value="64.71">
            <text:p>64.71</text:p>
          </table:table-cell>
          <table:table-cell office:value-type="float" office:value="40.35">
            <text:p>40.35</text:p>
          </table:table-cell>
          <table:table-cell office:value-type="float" office:value="2450.0">
            <text:p>245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725">
            <text:p>4.725</text:p>
          </table:table-cell>
          <table:table-cell office:value-type="float" office:value="2.8995471926664687">
            <text:p>2.8995471926664687</text:p>
          </table:table-cell>
          <table:table-cell office:value-type="float" office:value="2.8995471926664687">
            <text:p>2.899547192666468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8">
            <text:p>GIN-14168</text:p>
          </table:table-cell>
          <table:table-cell office:value-type="float" office:value="64.64">
            <text:p>64.64</text:p>
          </table:table-cell>
          <table:table-cell office:value-type="float" office:value="40.34">
            <text:p>40.34</text:p>
          </table:table-cell>
          <table:table-cell office:value-type="float" office:value="6180.0">
            <text:p>6180.0</text:p>
          </table:table-cell>
          <table:table-cell office:value-type="float" office:value="145.11">
            <text:p>145.11</text:p>
          </table:table-cell>
          <table:table-cell office:value-type="string" office:value="plant debris above grey clays">
            <text:p>plant debris above grey clay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9">
            <text:p>-0.49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4">
            <text:p>GIN-14254</text:p>
          </table:table-cell>
          <table:table-cell office:value-type="float" office:value="64.71">
            <text:p>64.71</text:p>
          </table:table-cell>
          <table:table-cell office:value-type="float" office:value="40.35">
            <text:p>40.35</text:p>
          </table:table-cell>
          <table:table-cell office:value-type="float" office:value="2360.0">
            <text:p>2360.0</text:p>
          </table:table-cell>
          <table:table-cell office:value-type="float" office:value="156.07">
            <text:p>156.0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5">
            <text:p>4.8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5">
            <text:p>GIN-14155</text:p>
          </table:table-cell>
          <table:table-cell office:value-type="float" office:value="64.51">
            <text:p>64.51</text:p>
          </table:table-cell>
          <table:table-cell office:value-type="float" office:value="39.63">
            <text:p>39.63</text:p>
          </table:table-cell>
          <table:table-cell office:value-type="float" office:value="3370.0">
            <text:p>3370.0</text:p>
          </table:table-cell>
          <table:table-cell office:value-type="float" office:value="145.11">
            <text:p>145.11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25">
            <text:p>2.025</text:p>
          </table:table-cell>
          <table:table-cell office:value-type="float" office:value="2.89868486084638">
            <text:p>2.89868486084638</text:p>
          </table:table-cell>
          <table:table-cell office:value-type="float" office:value="2.89868486084638">
            <text:p>2.898684860846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2">
            <text:p>GIN-14152</text:p>
          </table:table-cell>
          <table:table-cell office:value-type="float" office:value="64.54">
            <text:p>64.54</text:p>
          </table:table-cell>
          <table:table-cell office:value-type="float" office:value="39.63">
            <text:p>39.63</text:p>
          </table:table-cell>
          <table:table-cell office:value-type="float" office:value="1050.0">
            <text:p>1050.0</text:p>
          </table:table-cell>
          <table:table-cell office:value-type="float" office:value="156.07">
            <text:p>156.07</text:p>
          </table:table-cell>
          <table:table-cell office:value-type="string" office:value="peat (lagoon deposits), saltish diatoms">
            <text:p>peat (lagoon deposits), saltish diato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025">
            <text:p>1.025</text:p>
          </table:table-cell>
          <table:table-cell office:value-type="float" office:value="2.5126131815303365">
            <text:p>2.5126131815303365</text:p>
          </table:table-cell>
          <table:table-cell office:value-type="float" office:value="2.5126131815303365">
            <text:p>2.512613181530336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93">
            <text:p>GIN-13393</text:p>
          </table:table-cell>
          <table:table-cell office:value-type="float" office:value="64.64">
            <text:p>64.64</text:p>
          </table:table-cell>
          <table:table-cell office:value-type="float" office:value="40.1">
            <text:p>40.1</text:p>
          </table:table-cell>
          <table:table-cell office:value-type="float" office:value="2990.0">
            <text:p>2990.0</text:p>
          </table:table-cell>
          <table:table-cell office:value-type="float" office:value="145.11">
            <text:p>145.11</text:p>
          </table:table-cell>
          <table:table-cell office:value-type="string" office:value="peaty silt with saltish water diatoms">
            <text:p>peaty silt with saltish water diato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9999999999999996">
            <text:p>0.1999999999999999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90">
            <text:p>GIN-13390</text:p>
          </table:table-cell>
          <table:table-cell office:value-type="float" office:value="64.62">
            <text:p>64.62</text:p>
          </table:table-cell>
          <table:table-cell office:value-type="float" office:value="40.13">
            <text:p>40.13</text:p>
          </table:table-cell>
          <table:table-cell office:value-type="float" office:value="4060.0">
            <text:p>4060.0</text:p>
          </table:table-cell>
          <table:table-cell office:value-type="float" office:value="148.18">
            <text:p>148.1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04">
            <text:p>GIN-14004</text:p>
          </table:table-cell>
          <table:table-cell office:value-type="float" office:value="64.48">
            <text:p>64.48</text:p>
          </table:table-cell>
          <table:table-cell office:value-type="float" office:value="39.77">
            <text:p>39.77</text:p>
          </table:table-cell>
          <table:table-cell office:value-type="float" office:value="1960.0">
            <text:p>1960.0</text:p>
          </table:table-cell>
          <table:table-cell office:value-type="float" office:value="148.18">
            <text:p>148.1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5">
            <text:p>1.3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05">
            <text:p>GIN-14005</text:p>
          </table:table-cell>
          <table:table-cell office:value-type="float" office:value="64.5">
            <text:p>64.5</text:p>
          </table:table-cell>
          <table:table-cell office:value-type="float" office:value="39.75">
            <text:p>39.75</text:p>
          </table:table-cell>
          <table:table-cell office:value-type="float" office:value="1310.0">
            <text:p>131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5">
            <text:p>1.3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07">
            <text:p>GIN-14007</text:p>
          </table:table-cell>
          <table:table-cell office:value-type="float" office:value="64.44">
            <text:p>64.44</text:p>
          </table:table-cell>
          <table:table-cell office:value-type="float" office:value="39.79">
            <text:p>39.79</text:p>
          </table:table-cell>
          <table:table-cell office:value-type="float" office:value="8610.0">
            <text:p>8610.0</text:p>
          </table:table-cell>
          <table:table-cell office:value-type="float" office:value="151.85">
            <text:p>151.85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825">
            <text:p>11.825</text:p>
          </table:table-cell>
          <table:table-cell office:value-type="float" office:value="2.501144737915021">
            <text:p>2.501144737915021</text:p>
          </table:table-cell>
          <table:table-cell office:value-type="float" office:value="2.501144737915021">
            <text:p>2.501144737915021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09">
            <text:p>GIN-14009</text:p>
          </table:table-cell>
          <table:table-cell office:value-type="float" office:value="64.63">
            <text:p>64.63</text:p>
          </table:table-cell>
          <table:table-cell office:value-type="float" office:value="39.92">
            <text:p>39.92</text:p>
          </table:table-cell>
          <table:table-cell office:value-type="float" office:value="1860.0">
            <text:p>186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65">
            <text:p>0.36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4">
            <text:p>GIN-14154</text:p>
          </table:table-cell>
          <table:table-cell office:value-type="float" office:value="64.51">
            <text:p>64.51</text:p>
          </table:table-cell>
          <table:table-cell office:value-type="float" office:value="39.64">
            <text:p>39.64</text:p>
          </table:table-cell>
          <table:table-cell office:value-type="float" office:value="2900.0">
            <text:p>2900.0</text:p>
          </table:table-cell>
          <table:table-cell office:value-type="float" office:value="145.11">
            <text:p>145.11</text:p>
          </table:table-cell>
          <table:table-cell office:value-type="string" office:value="peat (lagoon deposits)">
            <text:p>peat (lagoon deposit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55">
            <text:p>1.55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10">
            <text:p>GIN-14010</text:p>
          </table:table-cell>
          <table:table-cell office:value-type="float" office:value="64.63">
            <text:p>64.63</text:p>
          </table:table-cell>
          <table:table-cell office:value-type="float" office:value="39.89">
            <text:p>39.89</text:p>
          </table:table-cell>
          <table:table-cell office:value-type="float" office:value="1820.0">
            <text:p>1820.0</text:p>
          </table:table-cell>
          <table:table-cell office:value-type="float" office:value="142.68">
            <text:p>142.6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71">
            <text:p>0.71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13">
            <text:p>GIN-14013</text:p>
          </table:table-cell>
          <table:table-cell office:value-type="float" office:value="64.64">
            <text:p>64.64</text:p>
          </table:table-cell>
          <table:table-cell office:value-type="float" office:value="39.87">
            <text:p>39.87</text:p>
          </table:table-cell>
          <table:table-cell office:value-type="float" office:value="1080.0">
            <text:p>108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">
            <text:p>1.46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14">
            <text:p>GIN-14014</text:p>
          </table:table-cell>
          <table:table-cell office:value-type="float" office:value="64.48">
            <text:p>64.48</text:p>
          </table:table-cell>
          <table:table-cell office:value-type="float" office:value="39.77">
            <text:p>39.77</text:p>
          </table:table-cell>
          <table:table-cell office:value-type="float" office:value="3530.0">
            <text:p>353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47">
            <text:p>GIN-14147</text:p>
          </table:table-cell>
          <table:table-cell office:value-type="float" office:value="64.54">
            <text:p>64.54</text:p>
          </table:table-cell>
          <table:table-cell office:value-type="float" office:value="39.66">
            <text:p>39.66</text:p>
          </table:table-cell>
          <table:table-cell office:value-type="float" office:value="190.0">
            <text:p>190.0</text:p>
          </table:table-cell>
          <table:table-cell office:value-type="float" office:value="204.84">
            <text:p>204.84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000000000000002">
            <text:p>1.2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48">
            <text:p>GIN-14148</text:p>
          </table:table-cell>
          <table:table-cell office:value-type="float" office:value="64.53">
            <text:p>64.53</text:p>
          </table:table-cell>
          <table:table-cell office:value-type="float" office:value="39.66">
            <text:p>39.66</text:p>
          </table:table-cell>
          <table:table-cell office:value-type="float" office:value="640.0">
            <text:p>640.0</text:p>
          </table:table-cell>
          <table:table-cell office:value-type="float" office:value="160.81">
            <text:p>160.8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000000000000002">
            <text:p>1.2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49">
            <text:p>GIN-14149</text:p>
          </table:table-cell>
          <table:table-cell office:value-type="float" office:value="64.53">
            <text:p>64.53</text:p>
          </table:table-cell>
          <table:table-cell office:value-type="float" office:value="39.65">
            <text:p>39.65</text:p>
          </table:table-cell>
          <table:table-cell office:value-type="float" office:value="1000.0">
            <text:p>100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2">
            <text:p>GIN-14152</text:p>
          </table:table-cell>
          <table:table-cell office:value-type="float" office:value="64.54">
            <text:p>64.54</text:p>
          </table:table-cell>
          <table:table-cell office:value-type="float" office:value="39.63">
            <text:p>39.63</text:p>
          </table:table-cell>
          <table:table-cell office:value-type="float" office:value="1050.0">
            <text:p>1050.0</text:p>
          </table:table-cell>
          <table:table-cell office:value-type="float" office:value="156.07">
            <text:p>156.0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2499999999999991">
            <text:p>0.02499999999999991</text:p>
          </table:table-cell>
          <table:table-cell office:value-type="float" office:value="2.89868486084638">
            <text:p>2.89868486084638</text:p>
          </table:table-cell>
          <table:table-cell office:value-type="float" office:value="2.89868486084638">
            <text:p>2.898684860846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11">
            <text:p>GIN-14011</text:p>
          </table:table-cell>
          <table:table-cell office:value-type="float" office:value="64.64">
            <text:p>64.64</text:p>
          </table:table-cell>
          <table:table-cell office:value-type="float" office:value="39.88">
            <text:p>39.88</text:p>
          </table:table-cell>
          <table:table-cell office:value-type="float" office:value="1260.0">
            <text:p>1260.0</text:p>
          </table:table-cell>
          <table:table-cell office:value-type="float" office:value="140.92">
            <text:p>140.92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499999999999998">
            <text:p>1.5499999999999998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5">
            <text:p>GIN-14255</text:p>
          </table:table-cell>
          <table:table-cell office:value-type="float" office:value="64.76">
            <text:p>64.76</text:p>
          </table:table-cell>
          <table:table-cell office:value-type="float" office:value="40.24">
            <text:p>40.24</text:p>
          </table:table-cell>
          <table:table-cell office:value-type="float" office:value="1090.0">
            <text:p>109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25">
            <text:p>1.525</text:p>
          </table:table-cell>
          <table:table-cell office:value-type="float" office:value="2.89868486084638">
            <text:p>2.89868486084638</text:p>
          </table:table-cell>
          <table:table-cell office:value-type="float" office:value="2.89868486084638">
            <text:p>2.898684860846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2">
            <text:p>GIN-14252</text:p>
          </table:table-cell>
          <table:table-cell office:value-type="float" office:value="64.68">
            <text:p>64.68</text:p>
          </table:table-cell>
          <table:table-cell office:value-type="float" office:value="40.37">
            <text:p>40.37</text:p>
          </table:table-cell>
          <table:table-cell office:value-type="float" office:value="2750.0">
            <text:p>275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8">
            <text:p>GIN-14258</text:p>
          </table:table-cell>
          <table:table-cell office:value-type="float" office:value="64.75">
            <text:p>64.75</text:p>
          </table:table-cell>
          <table:table-cell office:value-type="float" office:value="40.11">
            <text:p>40.11</text:p>
          </table:table-cell>
          <table:table-cell office:value-type="float" office:value="1250.0">
            <text:p>1250.0</text:p>
          </table:table-cell>
          <table:table-cell office:value-type="float" office:value="142.68">
            <text:p>142.68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15">
            <text:p>-0.81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5">
            <text:p>GIN-14265</text:p>
          </table:table-cell>
          <table:table-cell office:value-type="float" office:value="64.76">
            <text:p>64.76</text:p>
          </table:table-cell>
          <table:table-cell office:value-type="float" office:value="40.04">
            <text:p>40.04</text:p>
          </table:table-cell>
          <table:table-cell office:value-type="float" office:value="940.0">
            <text:p>94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6">
            <text:p>GIN-14266</text:p>
          </table:table-cell>
          <table:table-cell office:value-type="float" office:value="64.7">
            <text:p>64.7</text:p>
          </table:table-cell>
          <table:table-cell office:value-type="float" office:value="40.26">
            <text:p>40.26</text:p>
          </table:table-cell>
          <table:table-cell office:value-type="float" office:value="3200.0">
            <text:p>320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4">
            <text:p>-0.54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7">
            <text:p>GIN-14267</text:p>
          </table:table-cell>
          <table:table-cell office:value-type="float" office:value="64.69">
            <text:p>64.69</text:p>
          </table:table-cell>
          <table:table-cell office:value-type="float" office:value="40.28">
            <text:p>40.28</text:p>
          </table:table-cell>
          <table:table-cell office:value-type="float" office:value="2790.0">
            <text:p>2790.0</text:p>
          </table:table-cell>
          <table:table-cell office:value-type="float" office:value="142.68">
            <text:p>142.6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75">
            <text:p>-1.975</text:p>
          </table:table-cell>
          <table:table-cell office:value-type="float" office:value="2.89868486084638">
            <text:p>2.89868486084638</text:p>
          </table:table-cell>
          <table:table-cell office:value-type="float" office:value="2.89868486084638">
            <text:p>2.898684860846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8">
            <text:p>GIN-14268</text:p>
          </table:table-cell>
          <table:table-cell office:value-type="float" office:value="64.69">
            <text:p>64.69</text:p>
          </table:table-cell>
          <table:table-cell office:value-type="float" office:value="40.28">
            <text:p>40.28</text:p>
          </table:table-cell>
          <table:table-cell office:value-type="float" office:value="3430.0">
            <text:p>3430.0</text:p>
          </table:table-cell>
          <table:table-cell office:value-type="float" office:value="177.65">
            <text:p>177.65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6">
            <text:p>-2.06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9">
            <text:p>GIN-14269</text:p>
          </table:table-cell>
          <table:table-cell office:value-type="float" office:value="64.68">
            <text:p>64.68</text:p>
          </table:table-cell>
          <table:table-cell office:value-type="float" office:value="40.29">
            <text:p>40.29</text:p>
          </table:table-cell>
          <table:table-cell office:value-type="float" office:value="2770.0">
            <text:p>2770.0</text:p>
          </table:table-cell>
          <table:table-cell office:value-type="float" office:value="142.68">
            <text:p>142.6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149999999999997">
            <text:p>-2.0149999999999997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70">
            <text:p>GIN-14270</text:p>
          </table:table-cell>
          <table:table-cell office:value-type="float" office:value="64.68">
            <text:p>64.68</text:p>
          </table:table-cell>
          <table:table-cell office:value-type="float" office:value="40.29">
            <text:p>40.29</text:p>
          </table:table-cell>
          <table:table-cell office:value-type="float" office:value="3460.0">
            <text:p>3460.0</text:p>
          </table:table-cell>
          <table:table-cell office:value-type="float" office:value="142.68">
            <text:p>142.6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4">
            <text:p>GIN-14264</text:p>
          </table:table-cell>
          <table:table-cell office:value-type="float" office:value="64.7">
            <text:p>64.7</text:p>
          </table:table-cell>
          <table:table-cell office:value-type="float" office:value="40.26">
            <text:p>40.26</text:p>
          </table:table-cell>
          <table:table-cell office:value-type="float" office:value="2490.0">
            <text:p>2490.0</text:p>
          </table:table-cell>
          <table:table-cell office:value-type="float" office:value="142.68">
            <text:p>142.6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65">
            <text:p>-0.26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71">
            <text:p>GIN-14271</text:p>
          </table:table-cell>
          <table:table-cell office:value-type="float" office:value="64.51">
            <text:p>64.51</text:p>
          </table:table-cell>
          <table:table-cell office:value-type="float" office:value="39.91">
            <text:p>39.91</text:p>
          </table:table-cell>
          <table:table-cell office:value-type="float" office:value="3570.0">
            <text:p>357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72">
            <text:p>GIN-14272</text:p>
          </table:table-cell>
          <table:table-cell office:value-type="float" office:value="64.5">
            <text:p>64.5</text:p>
          </table:table-cell>
          <table:table-cell office:value-type="float" office:value="39.89">
            <text:p>39.89</text:p>
          </table:table-cell>
          <table:table-cell office:value-type="float" office:value="2990.0">
            <text:p>2990.0</text:p>
          </table:table-cell>
          <table:table-cell office:value-type="float" office:value="156.07">
            <text:p>156.0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3">
            <text:p>GIN-14263</text:p>
          </table:table-cell>
          <table:table-cell office:value-type="float" office:value="64.72">
            <text:p>64.72</text:p>
          </table:table-cell>
          <table:table-cell office:value-type="float" office:value="40.23">
            <text:p>40.23</text:p>
          </table:table-cell>
          <table:table-cell office:value-type="float" office:value="1120.0">
            <text:p>1120.0</text:p>
          </table:table-cell>
          <table:table-cell office:value-type="float" office:value="142.68">
            <text:p>142.68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2">
            <text:p>GIN-14262</text:p>
          </table:table-cell>
          <table:table-cell office:value-type="float" office:value="64.74">
            <text:p>64.74</text:p>
          </table:table-cell>
          <table:table-cell office:value-type="float" office:value="40.12">
            <text:p>40.12</text:p>
          </table:table-cell>
          <table:table-cell office:value-type="float" office:value="2690.0">
            <text:p>2690.0</text:p>
          </table:table-cell>
          <table:table-cell office:value-type="float" office:value="148.18">
            <text:p>148.1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95">
            <text:p>-0.99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73">
            <text:p>GIN-14273</text:p>
          </table:table-cell>
          <table:table-cell office:value-type="float" office:value="64.49">
            <text:p>64.49</text:p>
          </table:table-cell>
          <table:table-cell office:value-type="float" office:value="39.9">
            <text:p>39.9</text:p>
          </table:table-cell>
          <table:table-cell office:value-type="float" office:value="4040.0">
            <text:p>404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1">
            <text:p>GIN-14261</text:p>
          </table:table-cell>
          <table:table-cell office:value-type="float" office:value="64.74">
            <text:p>64.74</text:p>
          </table:table-cell>
          <table:table-cell office:value-type="float" office:value="40.14">
            <text:p>40.14</text:p>
          </table:table-cell>
          <table:table-cell office:value-type="float" office:value="1310.0">
            <text:p>131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15">
            <text:p>-1.01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0">
            <text:p>GIN-14640</text:p>
          </table:table-cell>
          <table:table-cell office:value-type="float" office:value="64.95">
            <text:p>64.95</text:p>
          </table:table-cell>
          <table:table-cell office:value-type="float" office:value="40.43">
            <text:p>40.43</text:p>
          </table:table-cell>
          <table:table-cell office:value-type="float" office:value="900.0">
            <text:p>90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3">
            <text:p>1.73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1">
            <text:p>GIN-14641</text:p>
          </table:table-cell>
          <table:table-cell office:value-type="float" office:value="64.95">
            <text:p>64.95</text:p>
          </table:table-cell>
          <table:table-cell office:value-type="float" office:value="40.43">
            <text:p>40.43</text:p>
          </table:table-cell>
          <table:table-cell office:value-type="float" office:value="1540.0">
            <text:p>1540.0</text:p>
          </table:table-cell>
          <table:table-cell office:value-type="float" office:value="145.11">
            <text:p>145.11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915165719560382">
            <text:p>2.915165719560382</text:p>
          </table:table-cell>
          <table:table-cell office:value-type="float" office:value="2.915165719560382">
            <text:p>2.915165719560382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6">
            <text:p>GIN-14256</text:p>
          </table:table-cell>
          <table:table-cell office:value-type="float" office:value="64.75">
            <text:p>64.75</text:p>
          </table:table-cell>
          <table:table-cell office:value-type="float" office:value="40.22">
            <text:p>40.22</text:p>
          </table:table-cell>
          <table:table-cell office:value-type="float" office:value="1750.0">
            <text:p>1750.0</text:p>
          </table:table-cell>
          <table:table-cell office:value-type="float" office:value="160.81">
            <text:p>160.81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6">
            <text:p>GIN-14646</text:p>
          </table:table-cell>
          <table:table-cell office:value-type="float" office:value="64.93">
            <text:p>64.93</text:p>
          </table:table-cell>
          <table:table-cell office:value-type="float" office:value="40.25">
            <text:p>40.25</text:p>
          </table:table-cell>
          <table:table-cell office:value-type="float" office:value="2390.0">
            <text:p>2390.0</text:p>
          </table:table-cell>
          <table:table-cell office:value-type="float" office:value="156.07">
            <text:p>156.07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500000000000001">
            <text:p>0.8500000000000001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9">
            <text:p>GIN-14649</text:p>
          </table:table-cell>
          <table:table-cell office:value-type="float" office:value="64.9">
            <text:p>64.9</text:p>
          </table:table-cell>
          <table:table-cell office:value-type="float" office:value="40.24">
            <text:p>40.24</text:p>
          </table:table-cell>
          <table:table-cell office:value-type="float" office:value="530.0">
            <text:p>530.0</text:p>
          </table:table-cell>
          <table:table-cell office:value-type="float" office:value="197.63">
            <text:p>197.63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999999999999996">
            <text:p>3.099999999999999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8">
            <text:p>GIN-14648</text:p>
          </table:table-cell>
          <table:table-cell office:value-type="float" office:value="64.96">
            <text:p>64.96</text:p>
          </table:table-cell>
          <table:table-cell office:value-type="float" office:value="40.23">
            <text:p>40.23</text:p>
          </table:table-cell>
          <table:table-cell office:value-type="float" office:value="3080.0">
            <text:p>3080.0</text:p>
          </table:table-cell>
          <table:table-cell office:value-type="float" office:value="145.11">
            <text:p>145.11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1549999999999998">
            <text:p>1.1549999999999998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7">
            <text:p>GIN-14647</text:p>
          </table:table-cell>
          <table:table-cell office:value-type="float" office:value="64.92">
            <text:p>64.92</text:p>
          </table:table-cell>
          <table:table-cell office:value-type="float" office:value="40.24">
            <text:p>40.24</text:p>
          </table:table-cell>
          <table:table-cell office:value-type="float" office:value="1620.0">
            <text:p>1620.0</text:p>
          </table:table-cell>
          <table:table-cell office:value-type="float" office:value="166.01">
            <text:p>166.0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3">
            <text:p>GIN-14643</text:p>
          </table:table-cell>
          <table:table-cell office:value-type="float" office:value="64.94">
            <text:p>64.94</text:p>
          </table:table-cell>
          <table:table-cell office:value-type="float" office:value="40.24">
            <text:p>40.24</text:p>
          </table:table-cell>
          <table:table-cell office:value-type="float" office:value="3050.0">
            <text:p>3050.0</text:p>
          </table:table-cell>
          <table:table-cell office:value-type="float" office:value="160.81">
            <text:p>160.8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9850000000000003">
            <text:p>0.09850000000000003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0">
            <text:p>GIN-14650</text:p>
          </table:table-cell>
          <table:table-cell office:value-type="float" office:value="64.9">
            <text:p>64.9</text:p>
          </table:table-cell>
          <table:table-cell office:value-type="float" office:value="40.25">
            <text:p>40.25</text:p>
          </table:table-cell>
          <table:table-cell office:value-type="float" office:value="950.0">
            <text:p>950.0</text:p>
          </table:table-cell>
          <table:table-cell office:value-type="float" office:value="171.63">
            <text:p>171.63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4">
            <text:p>GIN-14644</text:p>
          </table:table-cell>
          <table:table-cell office:value-type="float" office:value="64.94">
            <text:p>64.94</text:p>
          </table:table-cell>
          <table:table-cell office:value-type="float" office:value="40.25">
            <text:p>40.25</text:p>
          </table:table-cell>
          <table:table-cell office:value-type="float" office:value="3180.0">
            <text:p>3180.0</text:p>
          </table:table-cell>
          <table:table-cell office:value-type="float" office:value="156.07">
            <text:p>156.0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000000000000002">
            <text:p>1.2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5">
            <text:p>GIN-14645</text:p>
          </table:table-cell>
          <table:table-cell office:value-type="float" office:value="64.93">
            <text:p>64.93</text:p>
          </table:table-cell>
          <table:table-cell office:value-type="float" office:value="40.25">
            <text:p>40.25</text:p>
          </table:table-cell>
          <table:table-cell office:value-type="float" office:value="1980.0">
            <text:p>1980.0</text:p>
          </table:table-cell>
          <table:table-cell office:value-type="float" office:value="177.65">
            <text:p>177.6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7">
            <text:p>GIN-14257</text:p>
          </table:table-cell>
          <table:table-cell office:value-type="float" office:value="64.75">
            <text:p>64.75</text:p>
          </table:table-cell>
          <table:table-cell office:value-type="float" office:value="40.21">
            <text:p>40.21</text:p>
          </table:table-cell>
          <table:table-cell office:value-type="float" office:value="2000.0">
            <text:p>2000.0</text:p>
          </table:table-cell>
          <table:table-cell office:value-type="float" office:value="166.01">
            <text:p>166.01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